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</office:automatic-styles>
  <office:body>
    <office:text>
      <text:h text:style-name="Heading_20_1" text:outline-level="1"><text:bookmark-start text:name="alan-marcell-de-oliveira"/>Alan Marcell de Oliveira<text:bookmark-end text:name="alan-marcell-de-oliveira"/></text:h>
      <text:p text:style-name="First_20_paragraph"><text:span text:style-name="T1">Email:</text:span> <text:a xlink:type="simple" xlink:href="mailto:alanmarcell@live.com" office:name=""><text:span text:style-name="Definition">alanmarcell@live.com</text:span></text:a><text:line-break/><text:span text:style-name="T1">Github:</text:span> <text:a xlink:type="simple" xlink:href="github.com/alanmarcell" office:name=""><text:span text:style-name="Definition">github.com/alanmarcell</text:span></text:a><text:line-break/><text:span text:style-name="T1">Linkedin:</text:span> <text:a xlink:type="simple" xlink:href="https://linkedin.com/in/alanmarcell" office:name=""><text:span text:style-name="Definition">linkedin.com/in/alanmarcell</text:span></text:a></text:p>
      <text:p text:style-name="Horizontal_20_Line"/>
      <text:h text:style-name="Heading_20_2" text:outline-level="2"><text:bookmark-start text:name="resume"/>Resume<text:bookmark-end text:name="resume"/></text:h>
      <text:p text:style-name="Horizontal_20_Line"/>
      <text:h text:style-name="Heading_20_3" text:outline-level="3"><text:bookmark-start text:name="professional-goal"/>Professional Goal<text:bookmark-end text:name="professional-goal"/></text:h>
      <text:p text:style-name="First_20_paragraph">FullStack Developer</text:p>
      <text:p text:style-name="Horizontal_20_Line"/>
      <text:h text:style-name="Heading_20_3" text:outline-level="3"><text:bookmark-start text:name="preferred-technologies"/>Preferred Technologies<text:bookmark-end text:name="preferred-technologies"/></text:h>
      <text:p text:style-name="First_20_paragraph">React, React Native, Redux, GraphQL, NodeJS, Docker, ES6, Postgre, MongoDB, Detox, Cypress, Jest.</text:p>
      <text:p text:style-name="Horizontal_20_Line"/>
      <text:h text:style-name="Heading_20_3" text:outline-level="3"><text:bookmark-start text:name="preferred-methodologies"/>Preferred Methodologies<text:bookmark-end text:name="preferred-methodologies"/></text:h>
      <text:p text:style-name="First_20_paragraph">Functional Programming, Test Driven Design (TDD), Clean Code, Mobile First, Agile, Micro-services, Event Oriented Architecture, Serverless.</text:p>
      <text:p text:style-name="Horizontal_20_Line"/>
      <text:h text:style-name="Heading_20_3" text:outline-level="3"><text:bookmark-start text:name="preferred-tools"/>Preferred Tools<text:bookmark-end text:name="preferred-tools"/></text:h>
      <text:p text:style-name="First_20_paragraph">Visual Studio Code, Gitlab, Manjaro Linux, MacOS, Terminator, Fish, Travis, Netlify, Bitrise, Dynatrace, JMeter, NPM Registry.</text:p>
      <text:p text:style-name="Horizontal_20_Line"/>
      <text:h text:style-name="Heading_20_2" text:outline-level="2"><text:bookmark-start text:name="professional-experience"/>## Professional experience<text:bookmark-end text:name="professional-experience"/></text:h>
      <text:h text:style-name="Heading_20_3" text:outline-level="3"><text:bookmark-start text:name="qintess"/><text:span text:style-name="T1">Qintess</text:span><text:bookmark-end text:name="qintess"/></text:h>
      <text:p text:style-name="First_20_paragraph"><text:span text:style-name="T1">Fullstack Engineer</text:span> - <text:span text:style-name="Source_Text">20/04/2020 - Current</text:span></text:p>
      <text:h text:style-name="Heading_20_4" text:outline-level="4"><text:bookmark-start text:name="natura---global-sales-platform---technical-evolutions-squad"/>Natura - Global Sales Platform - Technical Evolutions Squad<text:bookmark-end text:name="natura---global-sales-platform---technical-evolutions-squad"/></text:h>
      <text:p text:style-name="First_20_paragraph">In this squad our main goals was to increase performance and resilience while decreasing the infrastructure cost. The initial apdex was 0.79 and after 6 months of technical evolutions it reached 0.96. This achievement did not demanded any increment in infrastructure cost, even better we could reduce the cost by around 5%.</text:p>
      <text:list text:style-name="L1">
        <text:list-item>
          <text:p text:style-name="P1"><text:span text:style-name="T1">Main Technologies:</text:span> NodeJS, ReactJS, GraphQL, Postgre, Scylla, Docker, AWS, Jest, Jenkins, Dynatrace, JMeter, NPM Registry.</text:p>
        </text:list-item>
        <text:list-item>
          <text:p text:style-name="P1"><text:span text:style-name="T1">Main methodologies:</text:span> Micro-services, Serverless, Event Oriented Architecture, Agile, Object Oriented Programming</text:p>
        </text:list-item>
      </text:list>
      <text:p text:style-name="Horizontal_20_Line"/>
      <text:h text:style-name="Heading_20_3" text:outline-level="3"><text:bookmark-start text:name="amodev---associate-consultant"/><text:span text:style-name="T1">Amodev</text:span> - Associate Consultant<text:bookmark-end text:name="amodev---associate-consultant"/></text:h>
      <text:h text:style-name="Heading_20_4" text:outline-level="4"><text:bookmark-start text:name="budbuds.us---crop-control-and-evaluation-tool"/>Budbuds.us - Crop control and evaluation tool<text:bookmark-end text:name="budbuds.us---crop-control-and-evaluation-tool"/></text:h>
      <text:p text:style-name="First_20_paragraph"><text:span text:style-name="T1">Fullstack Engineer</text:span> - <text:span text:style-name="Source_Text">01/11/2017 – Current</text:span></text:p>
      <text:p text:style-name="Text_20_body">Crop control and evaluation cross-platform application developed in React Native</text:p>
      <text:list text:style-name="L2">
        <text:list-item>
          <text:p text:style-name="P2"><text:span text:style-name="T1">Main Technologies:</text:span> React Native, Graphql, NodeJs, Docker, Hapi, Postgre, Redux, Redux-Saga, Detox, Jest, Enzyme</text:p>
        </text:list-item>
        <text:list-item>
          <text:p text:style-name="P2"><text:span text:style-name="T1">Main methodologies:</text:span> Clean Code, TDD, MVP Canvas</text:p>
        </text:list-item>
      </text:list>
      <text:p text:style-name="First_20_paragraph"><text:a xlink:type="simple" xlink:href="https://play.google.com/store/apps/details?id=us.budbuds" office:name=""><text:span text:style-name="Definition"><draw:frame draw:name="img1" svg:width="28.896321070234112pt" svg:height="9.632107023411372pt"><draw:image xlink:href="Pictures/0.png" xlink:type="simple" xlink:show="embed" xlink:actuate="onLoad"/></draw:frame></text:span></text:a></text:p>
      <text:p text:style-name="Text_20_body"><text:a xlink:type="simple" xlink:href="https://itunes.apple.com/us/app/budbuds-us/id1112825348" office:name=""><text:span text:style-name="Definition"><draw:frame draw:name="img2" svg:width="97.07865168539325pt" svg:height="32.359550561797754pt"><draw:image xlink:href="Pictures/1.png" xlink:type="simple" xlink:show="embed" xlink:actuate="onLoad"/></draw:frame></text:span></text:a></text:p>
      <text:h text:style-name="Heading_20_4" text:outline-level="4"><text:bookmark-start text:name="dong---de-olho-na-gôndola"/>DONG - De olho na gôndola<text:bookmark-end text:name="dong---de-olho-na-gôndola"/></text:h>
      <text:p text:style-name="First_20_paragraph"><text:span text:style-name="T1">Fullstack Engineer</text:span> - <text:span text:style-name="Source_Text">01/03/2019 – 01/09/2019</text:span></text:p>
      <text:p text:style-name="Text_20_body">Trade marketing application with geolocated GPS, dynamic data collection backoffice controlled, visit history, etc.</text:p>
      <text:list text:style-name="L3">
        <text:list-item>
          <text:p text:style-name="P3"><text:span text:style-name="T1">Main Technologies:</text:span> React Native, GraphQL, NodeJs, Hapi, SQL Server, Redux</text:p>
        </text:list-item>
        <text:list-item>
          <text:p text:style-name="P3"><text:span text:style-name="T1">Main methodologies:</text:span> Clean Code, TDD, Functional programming</text:p>
        </text:list-item>
      </text:list>
      <text:h text:style-name="Heading_20_4" text:outline-level="4"><text:bookmark-start text:name="bitpreço-simulador-clube-bitcoin---cripto-currency-marketplace-and-simulator"/><text:a xlink:type="simple" xlink:href="https://market.bitpreco.com" office:name=""><text:span text:style-name="Definition">bitPreço</text:span></text:a> / <text:a xlink:type="simple" xlink:href="https://simulador.clubebitcoin.net/login" office:name=""><text:span text:style-name="Definition">Simulador Clube Bitcoin</text:span></text:a> - Cripto Currency Marketplace and Simulator<text:bookmark-end text:name="bitpreço-simulador-clube-bitcoin---cripto-currency-marketplace-and-simulator"/></text:h>
      <text:p text:style-name="First_20_paragraph"><text:span text:style-name="T1">Front-end Architect</text:span> - <text:span text:style-name="Source_Text">06/2018 – 10/2018</text:span></text:p>
      <text:p text:style-name="Text_20_body">Initially an crypto coins exchange project which eventually turned into a market place of crypto coins. Also counts with the Club Bitcoin Simulator, a simulator for the crypto currencies market.</text:p>
      <text:list text:style-name="L4">
        <text:list-item>
          <text:p text:style-name="P4"><text:span text:style-name="T1">Main Technologies:</text:span> ReactJS, RestAPI, Redux, Redux-Saga, Material-UI, Cypress, Jest, Enzyme, StoryBook</text:p>
        </text:list-item>
        <text:list-item>
          <text:p text:style-name="P4"><text:span text:style-name="T1">Main methodologies:</text:span> Clean Code, TDD, Mobile First, Lean Startup</text:p>
        </text:list-item>
      </text:list>
      <text:p text:style-name="Horizontal_20_Line"/>
      <text:h text:style-name="Heading_20_3" text:outline-level="3"><text:bookmark-start text:name="devires-tecnologia"/><text:span text:style-name="T1">Devires Tecnologia</text:span><text:bookmark-end text:name="devires-tecnologia"/></text:h>
      <text:p text:style-name="First_20_paragraph"><text:span text:style-name="T1">Fullstack Engineer</text:span> - <text:span text:style-name="Source_Text">01/08/2019 - 27/03/2020</text:span></text:p>
      <text:h text:style-name="Heading_20_4" text:outline-level="4"><text:bookmark-start text:name="qsaúde-web-ecommerce-portal"/>QSaúde Web Ecommerce Portal<text:bookmark-end text:name="qsaúde-web-ecommerce-portal"/></text:h>
      <text:p text:style-name="First_20_paragraph">Web portal for health plan adherence</text:p>
      <text:list text:style-name="L5">
        <text:list-item>
          <text:p text:style-name="P5"><text:span text:style-name="T1">Main Technologies:</text:span> ReactJS, GraphQL, NodeJS, SQL Server, Typescript, Docker, Azure, Jest, Cypress</text:p>
        </text:list-item>
        <text:list-item>
          <text:p text:style-name="P5"><text:span text:style-name="T1">Main methodologies:</text:span> Clean Architecture, Agile, Scrum, Object Oriented Programming</text:p>
        </text:list-item>
      </text:list>
      <text:h text:style-name="Heading_20_4" text:outline-level="4"><text:bookmark-start text:name="qsaúde-mobile-application"/>QSaúde Mobile Application<text:bookmark-end text:name="qsaúde-mobile-application"/></text:h>
      <text:p text:style-name="First_20_paragraph">Application for health plan with features such as telemedicine, appointment scheduling, map of hospitals, offices and laboratories, personal health questionnaire among other features</text:p>
      <text:list text:style-name="L6">
        <text:list-item>
          <text:p text:style-name="P6"><text:span text:style-name="T1">Main Technologies:</text:span> React Native, GraphQL, NodeJS, Typescript, Azure, Jest, Detox</text:p>
        </text:list-item>
        <text:list-item>
          <text:p text:style-name="P6"><text:span text:style-name="T1">Main methodologies:</text:span> Agile, Scrum, Functional Programming</text:p>
        </text:list-item>
      </text:list>
      <text:p text:style-name="Horizontal_20_Line"/>
      <text:h text:style-name="Heading_20_3" text:outline-level="3"><text:bookmark-start text:name="accenture"/><text:span text:style-name="T1">Accenture</text:span><text:bookmark-end text:name="accenture"/></text:h>
      <text:p text:style-name="First_20_paragraph"><text:span text:style-name="T1">Digital Business Integration Analyst</text:span> - <text:span text:style-name="Source_Text">01/08/2017 – 01/11/2017</text:span></text:p>
      <text:h text:style-name="Heading_20_4" text:outline-level="4"><text:bookmark-start text:name="vai-de-visa---visas-campaign-web-app"/>Vai de Visa - Visa’s campaign web app<text:bookmark-end text:name="vai-de-visa---visas-campaign-web-app"/></text:h>
      <text:list text:style-name="L7">
        <text:list-item>
          <text:p text:style-name="P7"><text:span text:style-name="T1">Main Technology:</text:span> Angular 4</text:p>
        </text:list-item>
      </text:list>
      <text:p text:style-name="Horizontal_20_Line"/>
      <text:h text:style-name="Heading_20_3" text:outline-level="3"><text:bookmark-start text:name="fcamara-training-and-consulting"/><text:span text:style-name="T1">FCamara Training and Consulting</text:span><text:bookmark-end text:name="fcamara-training-and-consulting"/></text:h>
      <text:p text:style-name="First_20_paragraph"><text:span text:style-name="T1">Fullstack Developer</text:span> - <text:span text:style-name="Source_Text">07/04/2017 – 09/06/2017</text:span></text:p>
      <text:h text:style-name="Heading_20_4" text:outline-level="4"><text:bookmark-start text:name="linkapi"/>Linkapi<text:bookmark-end text:name="linkapi"/></text:h>
      <text:p text:style-name="First_20_paragraph">Integration Platform</text:p>
      <text:list text:style-name="L8">
        <text:list-item>
          <text:p text:style-name="P8"><text:span text:style-name="T1">Main Technologies:</text:span> NodeJS, MongoDB, Docker, RabbitMQ, Pm2, Mocha, ES6, AngularJs</text:p>
        </text:list-item>
        <text:list-item>
          <text:p text:style-name="P8"><text:span text:style-name="T1">Main methodologies:</text:span> Clean Code, TDD, MVP Canvas</text:p>
        </text:list-item>
      </text:list>
      <text:p text:style-name="First_20_paragraph"><text:span text:style-name="T1">Trainee</text:span> - <text:span text:style-name="Source_Text">07/12/2016 – 07/04/2017</text:span></text:p>
      <text:h text:style-name="Heading_20_4" text:outline-level="4"><text:bookmark-start text:name="bematech-gdi"/>Bematech GDI<text:bookmark-end text:name="bematech-gdi"/></text:h>
      <text:p text:style-name="First_20_paragraph">App in Ionic 2 for POS Report Management</text:p>
      <text:list text:style-name="L9">
        <text:list-item>
          <text:p text:style-name="P9"><text:span text:style-name="T1">Main Technologies:</text:span> Ionic 2, Angular2, Typescript</text:p>
        </text:list-item>
      </text:list>
      <text:h text:style-name="Heading_20_4" text:outline-level="4"><text:bookmark-start text:name="asp.net-e-commerce-performance-analysis"/>ASP.NET E-commerce performance analysis<text:bookmark-end text:name="asp.net-e-commerce-performance-analysis"/></text:h>
      <text:list text:style-name="L10">
        <text:list-item>
          <text:p text:style-name="P10"><text:span text:style-name="T1">Main Technologies:</text:span> Visual Studio Web Test, New Relic, Dynatrace, Fiddler</text:p>
        </text:list-item>
      </text:list>
      <text:h text:style-name="Heading_20_5" text:outline-level="5"><text:bookmark-start text:name="winner-of-the-big-hackaton-onu-at-campus-party-10---health-keeper-project"/>Winner of the Big Hackaton-ONU at Campus Party 10 - Health Keeper Project<text:bookmark-end text:name="winner-of-the-big-hackaton-onu-at-campus-party-10---health-keeper-project"/></text:h>
      <text:list text:style-name="L11">
        <text:list-item>
          <text:p text:style-name="P11"><text:span text:style-name="T1">Main Technologies:</text:span> AngularJs, NodeJS, MongoDB, Express</text:p>
        </text:list-item>
      </text:list>
      <text:p text:style-name="Horizontal_20_Line"/>
      <text:h text:style-name="Heading_20_3" text:outline-level="3"><text:bookmark-start text:name="ângelo-ocanã-consulting-and-training"/><text:span text:style-name="T1">Ângelo Ocanã Consulting and Training</text:span><text:bookmark-end text:name="ângelo-ocanã-consulting-and-training"/></text:h>
      <text:p text:style-name="First_20_paragraph"><text:span text:style-name="T1">Trainee</text:span> - <text:span text:style-name="Source_Text">13/04/2016 – 13/10/2016</text:span></text:p>
      <text:h text:style-name="Heading_20_4" text:outline-level="4"><text:bookmark-start text:name="staffgeist---web-app-for-workplace-assessment"/>Staffgeist - Web App for Workplace Assessment<text:bookmark-end text:name="staffgeist---web-app-for-workplace-assessment"/></text:h>
      <text:list text:style-name="L12">
        <text:list-item>
          <text:p text:style-name="P12"><text:span text:style-name="T1">Main Technologies:</text:span> MVC, API, Angular JS, .NET 4.5 using C# language</text:p>
        </text:list-item>
        <text:list-item>
          <text:p text:style-name="P12"><text:span text:style-name="T1">Main methodologies:</text:span> Domain Driven Design (DDD), Test Domain Development (TDD)</text:p>
        </text:list-item>
        <text:list-item>
          <text:p text:style-name="P12"><text:span text:style-name="T1">Database:</text:span> MongoDB</text:p>
        </text:list-item>
      </text:list>
      <text:p text:style-name="Horizontal_20_Line"/>
      <text:h text:style-name="Heading_20_3" text:outline-level="3"><text:bookmark-start text:name="reorder-it-consulting"/><text:span text:style-name="T1">Reorder IT Consulting</text:span><text:bookmark-end text:name="reorder-it-consulting"/></text:h>
      <text:p text:style-name="First_20_paragraph"><text:span text:style-name="T1">Support Analyst</text:span> - <text:span text:style-name="Source_Text">19/08/2016 – 13/06/2016</text:span></text:p>
      <text:p text:style-name="Text_20_body">Tier III Data Center Support: T-Systems: Backup tape management, physical server and infrastructure monitoring, incident and change validation, technical follow-up, installation and uninstallation of equipment, receipt and shipment of equipment, among other duties.</text:p>
      <text:p text:style-name="Horizontal_20_Line"/>
      <text:h text:style-name="Heading_20_3" text:outline-level="3"><text:bookmark-start text:name="vip-systems"/><text:span text:style-name="T1">VIP Systems</text:span><text:bookmark-end text:name="vip-systems"/></text:h>
      <text:p text:style-name="First_20_paragraph"><text:span text:style-name="T1">Support Analyst</text:span> - <text:span text:style-name="Source_Text">02/2013 - 06/2013</text:span></text:p>
      <text:p text:style-name="Text_20_body">Support for systems developed in the company, such as access control, cash systems, RFID technology, etc. Maintenance and assembly of equipment for customers and commercial demonstrations, including RFID equipment.</text:p>
      <text:p text:style-name="Horizontal_20_Line"/>
      <text:h text:style-name="Heading_20_3" text:outline-level="3"><text:bookmark-start text:name="sitel-brasil"/><text:span text:style-name="T1">Sitel Brasil</text:span><text:bookmark-end text:name="sitel-brasil"/></text:h>
      <text:p text:style-name="First_20_paragraph"><text:span text:style-name="T1">Support Analyst</text:span> - <text:span text:style-name="Source_Text">12/2012 - 02/2013</text:span></text:p>
      <text:p text:style-name="Text_20_body">Service and support for Lenovo equipment warranty.</text:p>
      <text:p text:style-name="Horizontal_20_Line"/>
      <text:h text:style-name="Heading_20_2" text:outline-level="2"><text:bookmark-start text:name="profile"/>Profile<text:bookmark-end text:name="profile"/></text:h>
      <text:h text:style-name="Heading_20_3" text:outline-level="3"><text:bookmark-start text:name="formation"/>Formation<text:bookmark-end text:name="formation"/></text:h>
      <text:p text:style-name="Horizontal_20_Line"/>
      <text:h text:style-name="Heading_20_4" text:outline-level="4"><text:bookmark-start text:name="analysis-and-systems-development"/><text:span text:style-name="T1">Analysis and Systems Development</text:span><text:bookmark-end text:name="analysis-and-systems-development"/></text:h>
      <text:p text:style-name="First_20_paragraph">Fatec Carapicuiba</text:p>
      <text:p text:style-name="Text_20_body"><text:span text:style-name="Source_Text">02/2016 – 12/2016</text:span></text:p>
      <text:p text:style-name="Text_20_body"><text:span text:style-name="Source_Text">02/2013 – 06/2013</text:span></text:p>
      <text:p text:style-name="Horizontal_20_Line"/>
      <text:h text:style-name="Heading_20_4" text:outline-level="4"><text:bookmark-start text:name="web-design"/><text:span text:style-name="T1">Web Design</text:span><text:bookmark-end text:name="web-design"/></text:h>
      <text:p text:style-name="First_20_paragraph">ITB Maria Sylvia Chaluppe Mello</text:p>
      <text:p text:style-name="Text_20_body"><text:span text:style-name="Source_Text">07/2012 - 12/2012</text:span></text:p>
      <text:p text:style-name="Horizontal_20_Line"/>
      <text:h text:style-name="Heading_20_4" text:outline-level="4"><text:bookmark-start text:name="high-school"/><text:span text:style-name="T1">High School</text:span><text:bookmark-end text:name="high-school"/></text:h>
      <text:p text:style-name="First_20_paragraph">Federal Institute of Education, Science and Technology of São Paulo</text:p>
      <text:p text:style-name="Horizontal_20_Line"/>
      <text:h text:style-name="Heading_20_4" text:outline-level="4"><text:bookmark-start text:name="teens-office-course"/><text:span text:style-name="T1">Teens Office Course</text:span><text:bookmark-end text:name="teens-office-course"/></text:h>
      <text:p text:style-name="First_20_paragraph">Microcamp Barueri</text:p>
      <text:p text:style-name="Text_20_body"><text:span text:style-name="Source_Text">01/2003 - 07/2004</text:span></text:p>
      <text:p text:style-name="Horizontal_20_Line"/>
      <text:h text:style-name="Heading_20_3" text:outline-level="3"><text:bookmark-start text:name="courses"/>Courses<text:bookmark-end text:name="courses"/></text:h>
      <text:list text:style-name="L13">
        <text:list-item>
          <text:p text:style-name="P13"><text:span text:style-name="T1">Building Scalable APIs with GraphQL,</text:span> Samer Buna – Pluralsight</text:p>
        </text:list-item>
        <text:list-item>
          <text:p text:style-name="P13"><text:span text:style-name="T1">Building Data-driven React Applications with Relay, GraphQL, and Flux,</text:span> Samer Buna – Pluralsight</text:p>
        </text:list-item>
        <text:list-item>
          <text:p text:style-name="P13"><text:span text:style-name="T1">Advanced Node.js,</text:span> Samer Buna – Pluralsight</text:p>
        </text:list-item>
        <text:list-item>
          <text:p text:style-name="P13"><text:span text:style-name="T1">Understanding Machine Learning with Python,</text:span> Jerry Kurata – Pluralsight</text:p>
        </text:list-item>
        <text:list-item>
          <text:p text:style-name="P13"><text:span text:style-name="T1">AWS Developer - An Introduction to AWS Lambda,</text:span> Steve Michelotti – Pluralsight</text:p>
        </text:list-item>
        <text:list-item>
          <text:p text:style-name="P13"><text:span text:style-name="T1">See more at</text:span> <text:a xlink:type="simple" xlink:href="https://app.pluralsight.com/profile/alanmarcell" office:name=""><text:span text:style-name="Definition">pluralsight.com/profile/alanmarcell</text:span></text:a></text:p>
        </text:list-item>
      </text:list>
      <text:p text:style-name="Horizontal_20_Line"/>
      <text:h text:style-name="Heading_20_3" text:outline-level="3"><text:bookmark-start text:name="languages"/>Languages<text:bookmark-end text:name="languages"/></text:h>
      <text:list text:style-name="L14">
        <text:list-item>
          <text:p text:style-name="P14"><text:span text:style-name="T1">English:</text:span> Advanced</text:p>
        </text:list-item>
        <text:list-item>
          <text:p text:style-name="P14"><text:span text:style-name="T1">Spanish:</text:span> Proficient</text:p>
        </text:list-item>
        <text:list-item>
          <text:p text:style-name="P14"><text:span text:style-name="T1">French:</text:span> Beginn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/>
    <dc:description/>
    <dc:subject/>
    <meta:keyword/>
    <meta:initial-creator/>
    <dc:creator/>
    <meta:creation-date>2020-10-27T14:57:17Z</meta:creation-date>
    <dc:date>2020-10-27T14:57:17Z</dc:date>
  </office:meta>
</office:document-meta>
</file>